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Phys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PHYSOSTIGMA VENENOS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Spinal motor nerv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Ey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uscl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ef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Change of temperat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Eyestrai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Injur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Bat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Heat and col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escend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Lying with head low (Ver-v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Exerting the will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Weakness; </text:span>muscles won't respond or draw into knots; &lt; cold. </text:p>
      <text:p text:style-name="Primary">Weakness in lower limbs; coming from a spot between hips. </text:p>
      <text:p text:style-name="Primary">Cramp in left calf at night in bed. </text:p>
      <text:p text:style-name="Primary">Shuddering, &lt; every draft. </text:p>
      <text:p text:style-name="Primary">Horror of cold water. </text:p>
      <text:p text:style-name="Primary">Averse to bathing. </text:p>
      <text:p text:style-name="Primary"/>
      <text:p text:style-name="Secondary">Active mind, even during sleep. </text:p>
      <text:p text:style-name="Secondary">Floating sensation. </text:p>
      <text:p text:style-name="Secondary">Nothing seems right. </text:p>
      <text:p text:style-name="Secondary">Brain falls to side lain on. </text:p>
      <text:p text:style-name="Secondary">Pains from forehead down nose. </text:p>
      <text:p text:style-name="Secondary">Sensation as of a tight cap on head. </text:p>
      <text:p text:style-name="Secondary">Vertigo; stumbles on ascending or descending steps. </text:p>
      <text:p text:style-name="Secondary">Sensation as of a band about head. </text:p>
      <text:p text:style-name="Secondary">Twitching of eye muscles or of nose. </text:p>
      <text:p text:style-name="Secondary">Can't bear to raise eyelids. </text:p>
      <text:p text:style-name="Secondary">Accommodation affected. </text:p>
      <text:p text:style-name="Secondary">Seems to have swallowed a lump. </text:p>
      <text:p text:style-name="Secondary">Torpid bowels. </text:p>
      <text:p text:style-name="Secondary">Numb womb. </text:p>
      <text:p text:style-name="Secondary">Flushes of heat, &lt; in palms. </text:p>
      <text:p text:style-name="Secondary"><text:soft-page-break/>Sore bloated, red navel; hypogastrium, &lt; standing. </text:p>
      <text:p text:style-name="Secondary">Tremor; in head, eyes, vision, <text:span text:style-name="Emphasis">nose. </text:span>teeth, <text:span text:style-name="Emphasis">muscles </text:span>etc. </text:p>
      <text:p text:style-name="Secondary">Dartings, here and there. </text:p>
      <text:p text:style-name="Secondary">Tense eye-lids, can't open or close them. </text:p>
      <text:p text:style-name="Secondary">Blood-shot eyes. </text:p>
      <text:p text:style-name="Secondary">Creeping numbness from occiput down spine. </text:p>
      <text:p text:style-name="Secondary">Licks lips. </text:p>
      <text:p text:style-name="Secondary">Teeth feel rough. </text:p>
      <text:p text:style-name="Secondary">Tongue feels oily; scalded. </text:p>
      <text:p text:style-name="Secondary">Loose skin feeling in roof of mouth. </text:p>
      <text:p text:style-name="Secondary">Thick, leathery saliva. </text:p>
      <text:p text:style-name="Secondary">Hic-cough with short breath. </text:p>
      <text:p text:style-name="Secondary">Gripe in right hypochondrium. </text:p>
      <text:p text:style-name="Secondary">Groins pain alternately. </text:p>
      <text:p text:style-name="Secondary">Abdomen, &gt; extending legs. </text:p>
      <text:p text:style-name="Secondary">Numbness at womb. </text:p>
      <text:p text:style-name="Secondary">Offensive odor from hands. </text:p>
      <text:p text:style-name="Secondary">Sweat in excitement. </text:p>
      <text:p text:style-name="Secondary">Heart seems to flutter in throat or over body. </text:p>
      <text:p text:style-name="Secondary">Sensitive spine. </text:p>
      <text:p text:style-name="Secondary">Jerking limbs. </text:p>
      <text:p text:style-name="Secondary">Shudders from every draft of air. </text:p>
      <text:p text:style-name="Secondary">Attacks of overpowering sleepiness, with feeling as if to lose consciousness. </text:p>
      <text:p text:style-name="SK-MM-Remedy-Reference">Related: Agar. Gel. Nux-v.</text:p>
      <text:p text:style-name="Standard"/>
      <text:p text:style-name="SK-MM-Rem-Short">Phy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PHYTOLACCA DECANDR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Emphasis">Glands</text:span></text:p>
          </table:table-cell>
          <table:table-cell table:style-name="Table1.A2" office:value-type="string">
            <text:p text:style-name="SK-MM-L2">MAMMÆ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Naso-pharynx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Throat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Tonsil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Muscl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Fibrous tissues</text:p>
          </table:table-cell>
          <table:table-cell table:style-name="Table1.A2" office:value-type="string">
            <text:p text:style-name="SK-MM-L2"><text:span text:style-name="Strong_20_Emphasis">NECK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Back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Tendon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Joint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Periosteum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Kidney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Tongue (Root)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Digestive trac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Right sid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Raising u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Mo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Swallow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Hot drink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He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</text:p>
          </table:table-cell>
          <table:table-cell table:style-name="Table1.A2" office:value-type="string">
            <text:p text:style-name="SK-MM-L2"><text:span text:style-name="Emphasis">Damp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Night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hange of weath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Lying on abdome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Cold drink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A remedy of long and deep action. </text:p>
      <text:p text:style-name="Primary"><text:span text:style-name="Strong_20_Emphasis">SORE, HARD ACHE, </text:span>all over; sudden; &lt; eyeballs, <text:span text:style-name="Emphasis">kidneys, neck, </text:span>shoulders, <text:span text:style-name="Emphasis">back, </text:span>forearms and below knees. </text:p>
      <text:p text:style-name="Primary">Restlessness. </text:p>
      <text:p text:style-name="Primary">Bluish-red parts, fauces, glands, etc. </text:p>
      <text:p text:style-name="Primary">Spreading pains. </text:p>
      <text:p text:style-name="Primary">Rheumatism; after tonsilitis. </text:p>
      <text:p text:style-name="Primary"><text:span text:style-name="Emphasis">Shreddy, </text:span>stringy secretions; stools, menses, etc. </text:p>
      <text:p text:style-name="Primary">Hard mammary glands. </text:p>
      <text:p text:style-name="Primary">Obesity. </text:p>
      <text:p text:style-name="Primary"/>
      <text:p text:style-name="Secondary">Faint on rising. </text:p>
      <text:p text:style-name="Secondary">Frontal headache. </text:p>
      <text:p text:style-name="Secondary">Head feels beaten sore; &lt; brain. </text:p>
      <text:p text:style-name="Secondary">Hot tears. </text:p>
      <text:p text:style-name="Secondary">Green vision. </text:p>
      <text:p text:style-name="Secondary">Nose seems heavy. </text:p>
      <text:p text:style-name="Secondary">Nostrils close alternately. </text:p>
      <text:p text:style-name="Secondary">Acrid coryza. </text:p>
      <text:p text:style-name="Secondary">Yellowish sickly face. </text:p>
      <text:p text:style-name="Secondary">Aching, malar bones. </text:p>
      <text:p text:style-name="Secondary">Glands swelled at angle of jaw. </text:p>
      <text:p text:style-name="Secondary">Jaws ache, as in mumps. </text:p>
      <text:p text:style-name="Secondary">Everted lips. </text:p>
      <text:p text:style-name="Secondary">Clenches teeth. </text:p>
      <text:p text:style-name="Secondary"><text:span text:style-name="Emphasis">Tongue, </text:span>fiery red at tip; feels burnt or pains at root and into ear on swallowing. </text:p>
      <text:p text:style-name="Secondary">Much stringy saliva. </text:p>
      <text:p text:style-name="Secondary">White-gray spots on fauces. </text:p>
      <text:p text:style-name="Secondary">Mucous patches. </text:p>
      <text:p text:style-name="Secondary"><text:span text:style-name="Strong_20_Emphasis">THROAT; </text:span>very sore; very painful swallowing; dark, <text:span text:style-name="Emphasis">puffy; </text:span>burning, as of a stick, hot ball or lump in. </text:p>
      <text:p text:style-name="Secondary">Like dark wash leather on tonsil. </text:p>
      <text:p text:style-name="Secondary">Tonsilitis. </text:p>
      <text:p text:style-name="Secondary">Diphtheria. </text:p>
      <text:p text:style-name="Secondary"><text:soft-page-break/>Hard throb in r. </text:p>
      <text:p text:style-name="Secondary"><text:span text:style-name="Emphasis">tonsili </text:span></text:p>
      <text:p text:style-name="Secondary">Quinsy. </text:p>
      <text:p text:style-name="Secondary">Violent retching and vomiting; he would rather die. </text:p>
      <text:p text:style-name="Secondary">Continuous urging to stool; even during sleep. </text:p>
      <text:p text:style-name="Secondary">Dysentery. </text:p>
      <text:p text:style-name="Secondary">Hard ache in kidneys. </text:p>
      <text:p text:style-name="Secondary">Dark, red urine; chalky sediment. </text:p>
      <text:p text:style-name="Secondary">Albuminuria. </text:p>
      <text:p text:style-name="Secondary">Sore spermatic cords. </text:p>
      <text:p text:style-name="Secondary">Menstruation, with flow of saliva and tears. </text:p>
      <text:p text:style-name="Secondary">Chronic aphonia. </text:p>
      <text:p text:style-name="Secondary">Dry, tickling cough. </text:p>
      <text:p text:style-name="Secondary"><text:span text:style-name="Strong_20_Emphasis">STONY HARD, HEAVY, </text:span>SWELLED (&lt; left) OR TENDER MAMMÆ, paining during suckling, spreading over whole body; hard nodes in. </text:p>
      <text:p text:style-name="Secondary">Mastitis. </text:p>
      <text:p text:style-name="Secondary">Nipples cracked; inverted. </text:p>
      <text:p text:style-name="Secondary">Heart symptoms go to r. </text:p>
      <text:p text:style-name="Secondary"><text:span text:style-name="Emphasis">arms </text:span></text:p>
      <text:p text:style-name="Secondary">Fatty heart. </text:p>
      <text:p text:style-name="Secondary">Neck stiff. </text:p>
      <text:p text:style-name="Secondary">Right arm numb and fuzzy. </text:p>
      <text:p text:style-name="Secondary">Hips and thighs pain on change of weather. </text:p>
      <text:p text:style-name="Secondary">Aching tibiæ. </text:p>
      <text:p text:style-name="Secondary">Syphilis. </text:p>
      <text:p text:style-name="Secondary">Aching heels, &gt; elevating feet. </text:p>
      <text:p text:style-name="Secondary">Bone pains. </text:p>
      <text:p text:style-name="Secondary">Dry, harsh skin. </text:p>
      <text:p text:style-name="SK-MM-Remedy-Reference">Complementary: Sil. Related: Bry. Kali-bi. Kali-io. Merc. Rhus-t.</text:p>
      <text:p text:style-name="Standard"/>
      <text:p text:style-name="SK-MM-Rem-Short">Pic-ac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PICRICUM ACID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Nerves</text:span></text:p>
          </table:table-cell>
          <table:table-cell table:style-name="Table2.A2" office:value-type="string">
            <text:p text:style-name="SK-MM-L2"><text:span text:style-name="Emphasis">Brain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Occipu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Cord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Lumbar regio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Kidney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exual orga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Exertion</text:span>; mental or physical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eminal los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Heat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Res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<text:span text:style-name="Emphasis">Bandag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In su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Weak, </text:span>tired and heavy, in mind and body. </text:p>
      <text:p text:style-name="Primary">Profound anæmia. </text:p>
      <text:p text:style-name="Primary">Easily prostrated. </text:p>
      <text:p text:style-name="Primary"><text:span text:style-name="Emphasis">Burning, </text:span>in many parts; along spine; in legs, etc. </text:p>
      <text:p text:style-name="Primary">Numbness. </text:p>
      <text:p text:style-name="Primary">Formication. </text:p>
      <text:p text:style-name="Primary"/>
      <text:p text:style-name="Secondary">Weak will. </text:p>
      <text:p text:style-name="Secondary">Heavy occiput; down spine and in lower limbs. </text:p>
      <text:p text:style-name="Secondary">Brain-fag. </text:p>
      <text:p text:style-name="Secondary">Headache, &lt; mental exertion, &gt; nose-bleed (Fer-p.). </text:p>
      <text:p text:style-name="Secondary">Neurasthenia. </text:p>
      <text:p text:style-name="Secondary">Oily burning stool. </text:p>
      <text:p text:style-name="Secondary">Ammoniacal, dribbling urine. </text:p>
      <text:p text:style-name="Secondary">Priapism, or sexual erethism. </text:p>
      <text:p text:style-name="Secondary">Backache with languor; from mental exertion. </text:p>
      <text:p text:style-name="Secondary">Writers' cramp. </text:p>
      <text:p text:style-name="Secondary">Aching, legs, </text:p>
      <text:p text:style-name="Secondary">Small, painful boils, &lt; nape. </text:p>
      <text:p text:style-name="Secondary">Sleepiness. </text:p>
      <text:p text:style-name="SK-MM-Remedy-Reference">Related: Gel. Ox-ac. Pho. Pho-ac.</text:p>
      <text:p text:style-name="Standard"/>
      <text:p text:style-name="SK-MM-Rem-Short">Pla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PLANTAGO MAJOR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Emphasis">Nerves</text:span></text:p>
          </table:table-cell>
          <table:table-cell table:style-name="Table3.A2" office:value-type="string">
            <text:p text:style-name="SK-MM-L2"><text:span text:style-name="Emphasis">Ear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Teeth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Kidneys and bladd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Emphasis">Nigh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Warm room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Sleep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harp, </text:span>shifting pains. </text:p>
      <text:p text:style-name="Primary"><text:span text:style-name="Emphasis">Soreness. </text:span></text:p>
      <text:p text:style-name="Primary">Neuralgia. </text:p>
      <text:p text:style-name="Primary">As of a body between ears; in groins, etc. </text:p>
      <text:p text:style-name="Primary"/>
      <text:p text:style-name="Secondary">As if brain turned over. </text:p>
      <text:p text:style-name="Secondary">As of a hair before (l), eye. </text:p>
      <text:p text:style-name="Secondary">Pains center in ears and teeth or alternate between them. </text:p>
      <text:p text:style-name="Secondary"><text:soft-page-break/>Earache. </text:p>
      <text:p text:style-name="Secondary">Saliva flows with the pains. </text:p>
      <text:p text:style-name="Secondary">Toothache. </text:p>
      <text:p text:style-name="Secondary">Dirty taste. </text:p>
      <text:p text:style-name="Secondary">Bowels seem cold. </text:p>
      <text:p text:style-name="Secondary">Brown, frothy stools. </text:p>
      <text:p text:style-name="Secondary"><text:span text:style-name="Emphasis">Polyuria. </text:span></text:p>
      <text:p text:style-name="Secondary">Enuresis. </text:p>
      <text:p text:style-name="Secondary">Throbbing between scapulæ. </text:p>
      <text:p text:style-name="Secondary">Cold sweat on sacrum. </text:p>
      <text:p text:style-name="Secondary">Numb, tremulous legs. </text:p>
      <text:p text:style-name="Secondary">Sensitive skin. </text:p>
      <text:p text:style-name="Secondary">Gloomy dreams, exciting tears. </text:p>
      <text:p text:style-name="SK-MM-Remedy-Reference">Related: Arn. Fer-p. Pul.</text:p>
      <text:p text:style-name="Standard"/>
      <text:p text:style-name="SK-MM-Rem-Short">Plat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PLATIN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FEMALE ORGAN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Nerves</text:p>
          </table:table-cell>
          <table:table-cell table:style-name="Table4.A2" office:value-type="string">
            <text:p text:style-name="SK-MM-L2">Vagu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Sensory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Trifacial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EMOTIONS</text:span></text:p>
          </table:table-cell>
          <table:table-cell table:style-name="Table4.A2" office:value-type="string">
            <text:p text:style-name="SK-MM-L2"><text:span text:style-name="Emphasis">Sexual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oitio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hagri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TOUCH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Nerve exhaus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Walking in cool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Sunshi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A remedy of pains. </text:p>
      <text:p text:style-name="Primary">For prim old maids. </text:p>
      <text:p text:style-name="Primary">Oversensitive mind and nerves. </text:p>
      <text:p text:style-name="Primary">Violent cramping, squeezing, thrusting or numbing pains, and then spasms. </text:p>
      <text:p text:style-name="Primary">Neuralgia. </text:p>
      <text:p text:style-name="Primary">Many and various ovarian or uterine reflexes. </text:p>
      <text:p text:style-name="Primary">Irregular spasm, congestion of blood or coldness of single parts, eyes, ears, etc. </text:p>
      <text:p text:style-name="Primary">Tremor. </text:p>
      <text:p text:style-name="Primary">Alternate mental and physical or sexual symptoms. </text:p>
      <text:p text:style-name="Primary"><text:span text:style-name="Emphasis">Numbness; </text:span>scalp, face, coccyx, calves, etc. </text:p>
      <text:p text:style-name="Primary">Bandaged feeling. </text:p>
      <text:p text:style-name="Primary"><text:span text:style-name="Emphasis">Sticky; </text:span>tears, <text:span text:style-name="Emphasis">stool, </text:span>menses, etc. </text:p>
      <text:p text:style-name="Primary"/>
      <text:p text:style-name="Secondary">Laughs at wrong time. </text:p>
      <text:p text:style-name="Secondary"><text:soft-page-break/>Unkind, abrupt and quarrelsome. </text:p>
      <text:p text:style-name="Secondary">Disordered sense of proportion; objects seem smaller, strange, frightful, etc. </text:p>
      <text:p text:style-name="Secondary">Hysteria. </text:p>
      <text:p text:style-name="Secondary">Horrors; fears death. </text:p>
      <text:p text:style-name="Secondary"><text:span text:style-name="Strong_20_Emphasis">CONTEMPT. </text:span></text:p>
      <text:p text:style-name="Secondary"><text:span text:style-name="Emphasis">Hauteur. </text:span></text:p>
      <text:p text:style-name="Secondary">Proud and erotic (Aur.). </text:p>
      <text:p text:style-name="Secondary">Alone, deserted feeling. </text:p>
      <text:p text:style-name="Secondary">Mentally &lt; in twilight. </text:p>
      <text:p text:style-name="Secondary">Bad humor, yet weeps. </text:p>
      <text:p text:style-name="Secondary">Gradually increasing, then slowly lessening headache. </text:p>
      <text:p text:style-name="Secondary">Clavus. </text:p>
      <text:p text:style-name="Secondary">Tense scalp. </text:p>
      <text:p text:style-name="Secondary">Cramp at root of nose. </text:p>
      <text:p text:style-name="Secondary">Grimaces. </text:p>
      <text:p text:style-name="Secondary">Boring in jaws. </text:p>
      <text:p text:style-name="Secondary">Congestion to abdomen. </text:p>
      <text:p text:style-name="Secondary">Colic. </text:p>
      <text:p text:style-name="Secondary"><text:span text:style-name="Emphasis">Hard, black, </text:span>scant or soft, difficult stools; of tourists; of pregnancy. </text:p>
      <text:p text:style-name="Secondary">Crawling itching anus in evening. </text:p>
      <text:p text:style-name="Secondary">Painfully sensitive genitals, with itching, tickling or crawling. </text:p>
      <text:p text:style-name="Secondary">Dark, thick, profuse menses, with dragging. </text:p>
      <text:p text:style-name="Secondary">Heat in ovaries. </text:p>
      <text:p text:style-name="Secondary">Ovarian irritation. </text:p>
      <text:p text:style-name="Secondary">Vaginismus. </text:p>
      <text:p text:style-name="Secondary">Dysmenorrhœa, with shrieks and jerks. </text:p>
      <text:p text:style-name="Secondary"><text:span text:style-name="Emphasis">Eroticism. </text:span></text:p>
      <text:p text:style-name="Secondary">Onanism. </text:p>
      <text:p text:style-name="Secondary">Spasmodic yawning. </text:p>
      <text:p text:style-name="Secondary">Bruised backache, &lt; pressure or bending backward. </text:p>
      <text:p text:style-name="Secondary">Knees drawn up and spread apart. </text:p>
      <text:p text:style-name="Secondary">Cramp in calves. </text:p>
      <text:p text:style-name="Secondary">In sleep wants to uncover entirely. </text:p>
      <text:p text:style-name="SK-MM-Remedy-Reference">Related: Cup. Ign. Plb. Stan.</text:p>
      <text:p text:style-name="Standard"/>
      <text:p text:style-name="SK-MM-Rem-Short">Plb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PLUMBUM METALL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CORD AND NERVES</text:span></text:p>
          </table:table-cell>
          <table:table-cell table:style-name="Table5.A2" office:value-type="string">
            <text:p text:style-name="SK-MM-L2"><text:span text:style-name="Strong_20_Emphasis">MUSCLE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Strong_20_Emphasis">ABDOMEN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Kidney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Navel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-vessel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Clear weathe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Exer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mpan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Grasping smooth object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Touc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Hard 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Rubb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low, </text:span>insidious processes, having violent side symptoms; often of very changeable or incoherent character; coming in single parts, etc. </text:p>
      <text:p text:style-name="Primary">Paralysis. </text:p>
      <text:p text:style-name="Primary">Atrophied limbs with plump body; paralysed parts &lt; touch. </text:p>
      <text:p text:style-name="Primary">Sensitive to open air. </text:p>
      <text:p text:style-name="Primary">Impulse to stretch. </text:p>
      <text:p text:style-name="Primary">Exaggerates her condition. </text:p>
      <text:p text:style-name="Primary"><text:span text:style-name="Emphasis">Retraction; </text:span>anus, testes, navel, etc. </text:p>
      <text:p text:style-name="Primary">Increasing slowness and apathy. </text:p>
      <text:p text:style-name="Primary">Deep, bluish red sclerotic. </text:p>
      <text:p text:style-name="Primary">Abdomen is drawn into uneven lumps (Ars. </text:p>
      <text:p text:style-name="Primary">Ign.). </text:p>
      <text:p text:style-name="Primary">Abdominal distress that impels her to stretch. </text:p>
      <text:p text:style-name="Primary">Urination slow, yet profuse. </text:p>
      <text:p text:style-name="Primary"><text:span text:style-name="Strong_20_Emphasis">VIOLENT CONTRACTION. </text:span></text:p>
      <text:p text:style-name="Primary"><text:span text:style-name="Emphasis">Retraction; </text:span></text:p>
      <text:p text:style-name="Primary">Lightning pains that extort cries. </text:p>
      <text:p text:style-name="Primary">Boring. </text:p>
      <text:p text:style-name="Primary">Cramps (periodical), convulsions or (flaccid) paralysis; with hæmorrhage or hyperæsthesia. </text:p>
      <text:p text:style-name="Primary">Chronic epilepsy, with marked aura. </text:p>
      <text:p text:style-name="Primary">Wasting of single (upper) parts, or of paralysed parts. </text:p>
      <text:p text:style-name="Primary">Sclerosis. </text:p>
      <text:p text:style-name="Primary">Gout. </text:p>
      <text:p text:style-name="Primary"/>
      <text:p text:style-name="Secondary"><text:span text:style-name="Emphasis">Taciturn. </text:span></text:p>
      <text:p text:style-name="Secondary">Timid, restless and anxious. </text:p>
      <text:p text:style-name="Secondary">Fears assassins. </text:p>
      <text:p text:style-name="Secondary">Physical labor exhausts the mind. </text:p>
      <text:p text:style-name="Secondary">Stupidity. </text:p>
      <text:p text:style-name="Secondary">Melancholy. </text:p>
      <text:p text:style-name="Secondary">Delirium; nocturnal; alternating with colic or pains in limbs. </text:p>
      <text:p text:style-name="Secondary">Twitching of r. </text:p>
      <text:p text:style-name="Secondary">face. </text:p>
      <text:p text:style-name="Secondary">Yellow sclerotic and inside of mouth. </text:p>
      <text:p text:style-name="Secondary">Trembling tongue. </text:p>
      <text:p text:style-name="Secondary"><text:soft-page-break/>Sticky saliva. </text:p>
      <text:p text:style-name="Secondary">Sweet taste. </text:p>
      <text:p text:style-name="Secondary">Aphthæ. </text:p>
      <text:p text:style-name="Secondary">Dysphagia. </text:p>
      <text:p text:style-name="Secondary">Foul or fecal eructations. </text:p>
      <text:p text:style-name="Secondary"><text:span text:style-name="Strong_20_Emphasis">NAVEL FEELS RETRACTED. </text:span></text:p>
      <text:p text:style-name="Secondary"><text:span text:style-name="Emphasis">Colic; </text:span>accompanies many symptoms. </text:p>
      <text:p text:style-name="Secondary">Radiating abdominal pains, or boring, or as if forced through a narrow place. </text:p>
      <text:p text:style-name="Secondary">Tense abdomen. </text:p>
      <text:p text:style-name="Secondary">Hernia at navel. </text:p>
      <text:p text:style-name="Secondary">Anus feels drawn up, or painfully contracted. </text:p>
      <text:p text:style-name="Secondary">Stool, granular; of hard, black balls, like sheep dung; passed with an urging cramp. </text:p>
      <text:p text:style-name="Secondary">Stubborn constipation or colics of infants. </text:p>
      <text:p text:style-name="Secondary">Retracted testes. </text:p>
      <text:p text:style-name="Secondary">Pollutions. </text:p>
      <text:p text:style-name="Secondary">Bluish, red spots. </text:p>
      <text:p text:style-name="Secondary">Dry oversensitive skin. </text:p>
      <text:p text:style-name="Secondary"><text:span text:style-name="Emphasis">Dry </text:span>burning ulcers. </text:p>
      <text:p text:style-name="Secondary">Takes odd positions during sleep. </text:p>
      <text:p text:style-name="Secondary">Wiry pulse. </text:p>
      <text:p text:style-name="Secondary">Coldness from exertion. </text:p>
      <text:p text:style-name="Secondary">General cold sweat during stool. </text:p>
      <text:p text:style-name="Secondary">Feet cold, when walking only. </text:p>
      <text:p text:style-name="SK-MM-Remedy-Reference">Complementary: Rhus-t. Thallium. Related: Op.</text:p>
      <text:p text:style-name="Standard"/>
      <text:p text:style-name="SK-MM-Rem-Short">Po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PODOPHYLLUM PELTAT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Liver</text:p>
          </table:table-cell>
          <table:table-cell table:style-name="Table6.A2" office:value-type="string">
            <text:p text:style-name="SK-MM-L2"><text:span text:style-name="Emphasis">Duodenum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Intestine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RECTUM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Right side</text:p>
          </table:table-cell>
          <table:table-cell table:style-name="Table6.A2" office:value-type="string">
            <text:p text:style-name="SK-MM-L2">Ovar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capula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Throa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EARLY MORN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at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ot weath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enti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rink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ercur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Stroking liv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Lying on abdome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Biliousness. </text:span></text:p>
      <text:p text:style-name="Primary"/>
      <text:p text:style-name="Secondary">Whining. </text:p>
      <text:p text:style-name="Secondary">Rolls head. </text:p>
      <text:p text:style-name="Secondary">Eyes half open. </text:p>
      <text:p text:style-name="Secondary">Bad breath. </text:p>
      <text:p text:style-name="Secondary">Burning rough or flabby, indented tongue. </text:p>
      <text:p text:style-name="Secondary">Bites gums together; grinds teeth. </text:p>
      <text:p text:style-name="Secondary">Bitter taste. </text:p>
      <text:p text:style-name="Secondary">As of a lump in œsophagus. </text:p>
      <text:p text:style-name="Secondary">Craves acids which &lt;. </text:p>
      <text:p text:style-name="Secondary">Vomits hot froth. </text:p>
      <text:p text:style-name="Secondary">Constant gagging. </text:p>
      <text:p text:style-name="Secondary"><text:span text:style-name="Emphasis">Sore, </text:span>painful liver. </text:p>
      <text:p text:style-name="Secondary"><text:span text:style-name="Emphasis">Weak, </text:span>empty sinking or sick feeling in abdomen. </text:p>
      <text:p text:style-name="Secondary">Rubs abdomen for &gt;. </text:p>
      <text:p text:style-name="Secondary"><text:span text:style-name="Strong_20_Emphasis">GURGLING THROUGH BOWELS, THEN PROFUSE, PUTRID STOOLS GUSH OUT PAINLESSLY. </text:span></text:p>
      <text:p text:style-name="Secondary">Summer diarrhœa. </text:p>
      <text:p text:style-name="Secondary">White stools; like dirty water; <text:span text:style-name="Emphasis">foaming; </text:span>with meal-like sediment; runs right through diaper; then weakness. </text:p>
      <text:p text:style-name="Secondary">Cholera morbus. </text:p>
      <text:p text:style-name="Secondary">Diarrhœa, alternating with other symptoms, head. etc. </text:p>
      <text:p text:style-name="Secondary">Pale, hard, chalky stools. </text:p>
      <text:p text:style-name="Secondary"><text:span text:style-name="Emphasis">Rectum; raw, </text:span>sore; weakn <text:span text:style-name="Emphasis">prolapsed, </text:span>before stool. </text:p>
      <text:p text:style-name="Secondary">Moist, foul piles. </text:p>
      <text:p text:style-name="Secondary">Numb ache in ovaries; radiating to r. </text:p>
      <text:p text:style-name="Secondary">crural nerve, etc. &lt; stretching legs. </text:p>
      <text:p text:style-name="Secondary">Ischias antica. </text:p>
      <text:p text:style-name="Secondary">Generative organs threaten to prolapse, during stool. </text:p>
      <text:p text:style-name="Secondary"><text:span text:style-name="Emphasis">Rectum; </text:span>prolapsed after confinement. </text:p>
      <text:p text:style-name="Secondary">Burning in small of back. </text:p>
      <text:p text:style-name="Secondary">Jaundice, &lt; face and eyes. </text:p>
      <text:p text:style-name="Secondary">Moaning and whining during sleep. </text:p>
      <text:p text:style-name="Secondary">Loquacity during the fever (Pyro.). </text:p>
      <text:p text:style-name="Secondary">Sleepy after the paroxysm (malaria). </text:p>
      <text:p text:style-name="SK-MM-Remedy-Reference">Complementary: Nat-m. Related: Alo. Chin. Merc.</text:p>
      <text:p text:style-name="Standard"/>
      <text:p text:style-name="SK-MM-Rem-Short">Polyg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POLYGONUM SAGITTAT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Genito-urinary orga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Intestin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Col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Dampnes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CUTTING; </text:span>along ureters; along Fallopian tubes, with bearing down; up spine. </text:p>
      <text:p text:style-name="Primary">Pulsative pain; wandering; in prostate. </text:p>
      <text:p text:style-name="Primary">Smarting discharges. </text:p>
      <text:p text:style-name="Primary"/>
      <text:p text:style-name="Secondary">Puff under r. </text:p>
      <text:p text:style-name="Secondary">eye. </text:p>
      <text:p text:style-name="Secondary">Itching, burning palate; wants to scratch it. </text:p>
      <text:p text:style-name="Secondary">Tongue feels swelled. </text:p>
      <text:p text:style-name="Secondary">Nausea in abdomen. </text:p>
      <text:p text:style-name="Secondary">Painful affections of urinary tract. </text:p>
      <text:p text:style-name="Secondary"><text:span text:style-name="Emphasis">Grinding, griping, </text:span>cutting bellyache, with kidney symptoms. </text:p>
      <text:p text:style-name="Secondary">Nephritic colic. </text:p>
      <text:p text:style-name="Secondary">Urine scanty; dribbling; dark or calcareous, adherent sediment. </text:p>
      <text:p text:style-name="Secondary">Nephritis; suppurative. </text:p>
      <text:p text:style-name="Secondary">Cystitis. </text:p>
      <text:p text:style-name="Secondary">Excoriated scrotum. </text:p>
      <text:p text:style-name="Secondary">Itching pimples within anus. </text:p>
      <text:p text:style-name="Secondary">Hips feel drawn together. </text:p>
      <text:p text:style-name="Secondary">Aching lower limbs. </text:p>
      <text:p text:style-name="Secondary">Sore pains in heels. </text:p>
      <text:p text:style-name="Secondary">Urticaria. </text:p>
      <text:p text:style-name="SK-MM-Remedy-Reference">Related: Calc-c.</text:p>
      <text:p text:style-name="Standard"/>
      <text:p text:style-name="SK-MM-Rem-Short">Pru-s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PRUNUS SPINOS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Emphasis">Nerves</text:span></text:p>
          </table:table-cell>
          <table:table-cell table:style-name="Table8.A2" office:value-type="string">
            <text:p text:style-name="SK-MM-L2"><text:span text:style-name="Emphasis">Respiratory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Orbital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adde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Stoop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Ascend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Pains causing SHORT BREATH, shooting or pressing outward; lightning like; wandering. </text:p>
      <text:p text:style-name="Primary">Neuralgia. </text:p>
      <text:p text:style-name="Primary">Cramp. </text:p>
      <text:p text:style-name="Primary">Nerve paralysis. </text:p>
      <text:p text:style-name="Primary">Compensatory effects. </text:p>
      <text:p text:style-name="Primary"/>
      <text:p text:style-name="Secondary">Pains from forehead (r), to occiput. </text:p>
      <text:p text:style-name="Secondary">Bursting in eyeballs. </text:p>
      <text:p text:style-name="Secondary">Eyes feel pressed apart. </text:p>
      <text:p text:style-name="Secondary">Teeth feel pulled out. </text:p>
      <text:p text:style-name="Secondary"><text:soft-page-break/>Cramp in bladder; he doubles up to urinate (reverse-Alu.); urine reaches glans and then goes back again. </text:p>
      <text:p text:style-name="Secondary">Strangury. </text:p>
      <text:p text:style-name="Secondary">Glans pains on urinating. </text:p>
      <text:p text:style-name="Secondary">Pulsating pudendum. </text:p>
      <text:p text:style-name="Secondary">Leucorrhœa; watery, purulent and acrid. </text:p>
      <text:p text:style-name="Secondary"><text:span text:style-name="Emphasis">Dropsy; </text:span>cardiac; of feet. </text:p>
      <text:p text:style-name="Secondary">Air hunger. </text:p>
      <text:p text:style-name="Secondary">As of a lump below l. </text:p>
      <text:p text:style-name="Secondary">scapula. </text:p>
      <text:p text:style-name="Secondary">Heart disease. </text:p>
      <text:p text:style-name="Secondary">Night-sweat. </text:p>
      <text:p text:style-name="SK-MM-Remedy-Reference">Related: Laur.</text:p>
      <text:p text:style-name="Standard"/>
      <text:p text:style-name="SK-MM-Rem-Short">Psor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PSORIN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SKIN</text:span></text:p>
          </table:table-cell>
          <table:table-cell table:style-name="Table9.A2" office:value-type="string">
            <text:p text:style-name="SK-MM-L2"><text:span text:style-name="Strong_20_Emphasis">FOLDS OF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ebaceous gland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EAR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BOWEL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Respira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igh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COLD</text:span></text:p>
          </table:table-cell>
          <table:table-cell table:style-name="Table9.A2" office:value-type="string">
            <text:p text:style-name="SK-MM-L2">Open ai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Washing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Weather</text:span>; <text:span text:style-name="Emphasis">stormy</text:span>; <text:span text:style-name="Emphasis">chang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Winte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Heat</text:span></text:p>
          </table:table-cell>
          <table:table-cell table:style-name="Table9.A2" office:value-type="string">
            <text:p text:style-name="SK-MM-L2">Of be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Exertio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Woolen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SUPPRESSIO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Yearl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ntact of his own limb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Lying with head lowor quietl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E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Wash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Noseble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Hard pressur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Profuse swe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Feels sick all over. </text:p>
      <text:p text:style-name="Primary"><text:span text:style-name="Emphasis">Lack of reaction, </text:span>in chronic diseases. </text:p>
      <text:p text:style-name="Primary">After-effects of infectious diseases, lasting for years. </text:p>
      <text:p text:style-name="Primary">Enfeebled. </text:p>
      <text:p text:style-name="Primary"><text:span text:style-name="Strong_20_Emphasis">RECURRENCE. </text:span></text:p>
      <text:p text:style-name="Primary">Clears up confused cases. </text:p>
      <text:p text:style-name="Primary">Migraine. </text:p>
      <text:p text:style-name="Primary">Quinsy. </text:p>
      <text:p text:style-name="Primary"><text:span text:style-name="Strong_20_Emphasis">FOUL; </text:span><text:span text:style-name="Emphasis">discharges; </text:span>stools; eruptions; sweat; stubborn footsweat; <text:span text:style-name="Emphasis">odor of body. </text:span></text:p>
      <text:p text:style-name="Primary">Thick secretions. </text:p>
      <text:p text:style-name="Primary"><text:span text:style-name="Emphasis">Weak, </text:span>tender and thin, easily chilled; takes cold; clothing seems large or he feels pushed down. </text:p>
      <text:p text:style-name="Primary">Joints seem loose. </text:p>
      <text:p text:style-name="Primary">HUNGRY or unusually well BEFORE AN ATTACK; <text:span text:style-name="Emphasis">but debilitated and reacts badly, and chronicity threatens. </text:span></text:p>
      <text:p text:style-name="Primary"><text:span text:style-name="Emphasis">Wants to wash parts. </text:span></text:p>
      <text:p text:style-name="Primary"/>
      <text:p text:style-name="Secondary"><text:span text:style-name="Strong_20_Emphasis">ANXIETY. </text:span></text:p>
      <text:p text:style-name="Secondary">Forebodings. </text:p>
      <text:p text:style-name="Secondary"><text:span text:style-name="Emphasis">Despair, </text:span>of recovery. </text:p>
      <text:p text:style-name="Secondary"><text:span text:style-name="Emphasis">Gloomy. </text:span></text:p>
      <text:p text:style-name="Secondary">Feels good and bad by turns. </text:p>
      <text:p text:style-name="Secondary">Horrid thoughts. </text:p>
      <text:p text:style-name="Secondary">Averse to work. </text:p>
      <text:p text:style-name="Secondary">Feels himself poor (reverse-Sul.). </text:p>
      <text:p text:style-name="Secondary">Mind dull, clouded, difficult thinking. </text:p>
      <text:p text:style-name="Secondary">Head feels separated from body. </text:p>
      <text:p text:style-name="Secondary"><text:span text:style-name="Emphasis">Headache, </text:span>follows visual disturbances; alternates with other troubles. </text:p>
      <text:p text:style-name="Secondary">Twitching in temples. </text:p>
      <text:p text:style-name="Secondary">Sensitive to drafts about head; wants it covered, in hot water. </text:p>
      <text:p text:style-name="Secondary">Dull, dry, tangled hair. </text:p>
      <text:p text:style-name="Secondary">Gummy, everted eyelids. </text:p>
      <text:p text:style-name="Secondary">Humid sores behing ears. </text:p>
      <text:p text:style-name="Secondary">Putrid otorrhœa. </text:p>
      <text:p text:style-name="Secondary">Hay fever. </text:p>
      <text:p text:style-name="Secondary">Face pale, sickly, dirty, fuzzy or puffy. </text:p>
      <text:p text:style-name="Secondary">Loose teeth. </text:p>
      <text:p text:style-name="Secondary">Tip of tongue feels burnt (Ign.). </text:p>
      <text:p text:style-name="Secondary">Hawks out foul, cheesy masses. </text:p>
      <text:p text:style-name="Secondary"><text:span text:style-name="Emphasis">Filthy taste. </text:span></text:p>
      <text:p text:style-name="Secondary">Anorexia; with great thirst. </text:p>
      <text:p text:style-name="Secondary">Flatus like bad eggs. </text:p>
      <text:p text:style-name="Secondary"><text:span text:style-name="Strong_20_Emphasis">DARK, GUSHING, HORRIBLY PUTRID STOOLS; </text:span>of penetrating odor, going through whole house (Pod.); &lt; at night. </text:p>
      <text:p text:style-name="Secondary">Cholera infantum. </text:p>
      <text:p text:style-name="Secondary"><text:soft-page-break/>Stool soft, but difficult. </text:p>
      <text:p text:style-name="Secondary">Bed-wetting; at full moon. </text:p>
      <text:p text:style-name="Secondary">Offensive genitals. </text:p>
      <text:p text:style-name="Secondary">Griping in testes. </text:p>
      <text:p text:style-name="Secondary">Chronic gonorrhœa. </text:p>
      <text:p text:style-name="Secondary">Breathes &gt; lying down or spreading arms apart. </text:p>
      <text:p text:style-name="Secondary">Breathing; &lt; open air. </text:p>
      <text:p text:style-name="Secondary">Cough, &lt; lying. </text:p>
      <text:p text:style-name="Secondary">Gurgling at heart. </text:p>
      <text:p text:style-name="Secondary">Panaris. </text:p>
      <text:p text:style-name="Secondary">Lumbar ache, &lt; standing or walking. </text:p>
      <text:p text:style-name="Secondary">Hot, itching soles. </text:p>
      <text:p text:style-name="Secondary">Skin breaks out; &lt; flexures; is dirty, rough or scabby, greasy. </text:p>
      <text:p text:style-name="Secondary">Condylomata, on edges of skin. </text:p>
      <text:p text:style-name="Secondary">Intolerable itching; &lt; heat (of bed); he scratches it raw or until it bleeds. </text:p>
      <text:p text:style-name="Secondary">Heat, with steaming sweat. </text:p>
      <text:p text:style-name="Secondary"><text:span text:style-name="Emphasis">Sweat; </text:span>profuse; &lt; night; on palms; <text:span text:style-name="Emphasis">cold; </text:span>easy. </text:p>
      <text:p text:style-name="SK-MM-Remedy-Reference">Complementary: Sep. Sul. Tub. Related: Grap. Mang. Pho. Su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4" meta:paragraph-count="628" meta:word-count="1978" meta:character-count="13117"/>
    <dc:date>2012-09-06T00:33:24.28</dc:date>
    <meta:editing-duration>PT2M34S</meta:editing-duration>
    <meta:editing-cycles>1</meta:editing-cycles>
  </office:meta>
</office:document-meta>
</file>